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2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GOOD NAME (22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OME GENERAL GUIDANCE (22:2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SOME GOOD ADVICE (22:17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2</dc:title>
    <meta:initial-creator>David STRICKLAND</meta:initial-creator>
    <dc:creator>David STRICKLAND</dc:creator>
    <meta:creation-date>2020-02-22T19:31:48Z</meta:creation-date>
    <dc:date>2020-02-22T19:31:48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